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8940000000000001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randomcore100_100_2.coom</text:p>
          </table:table-cell>
          <table:table-cell office:value-type="float" office:value="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randomcore100_100_3.coom</text:p>
          </table:table-cell>
          <table:table-cell office:value-type="float" office:value="7.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randomcore100_100_4.coom</text:p>
          </table:table-cell>
          <table:table-cell office:value-type="float" office:value="7.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randomcore100_150_2.coom</text:p>
          </table:table-cell>
          <table:table-cell office:value-type="float" office:value="11.3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randomcore100_150_3.coom</text:p>
          </table:table-cell>
          <table:table-cell office:value-type="float" office:value="10.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randomcore100_150_4.coom</text:p>
          </table:table-cell>
          <table:table-cell office:value-type="float" office:value="10.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randomcore100_50_2.coom</text:p>
          </table:table-cell>
          <table:table-cell office:value-type="float" office:value="5.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2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randomcore100_50_3.coom</text:p>
          </table:table-cell>
          <table:table-cell office:value-type="float" office:value="5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1.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randomcore100_50_4.coom</text:p>
          </table:table-cell>
          <table:table-cell office:value-type="float" office:value="5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7.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randomcore50_100_2.coom</text:p>
          </table:table-cell>
          <table:table-cell office:value-type="float" office:value="5.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7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randomcore50_100_3.coom</text:p>
          </table:table-cell>
          <table:table-cell office:value-type="float" office:value="5.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6.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randomcore50_100_4.coom</text:p>
          </table:table-cell>
          <table:table-cell office:value-type="float" office:value="5.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7.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randomcore50_150_2.coom</text:p>
          </table:table-cell>
          <table:table-cell office:value-type="float" office:value="6.7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randomcore50_150_3.coom</text:p>
          </table:table-cell>
          <table:table-cell office:value-type="float" office:value="6.7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randomcore50_150_4.coom</text:p>
          </table:table-cell>
          <table:table-cell office:value-type="float" office:value="6.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>
          <table:table-cell office:value-type="string">
            <text:p>./randomcore50_50_2.coom</text:p>
          </table:table-cell>
          <table:table-cell office:value-type="float" office:value="4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.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G18])" office:value-type="float"/>
          <table:table-cell table:formula="of:=MIN([.$C18];[.$H18])" office:value-type="float"/>
          <table:table-cell table:formula="of:=MIN([.$D18];[.$I18])" office:value-type="float"/>
          <table:table-cell table:formula="of:=MIN([.$E18];[.$J18])" office:value-type="float"/>
          <table:table-cell table:formula="of:=MIN([.$F18];[.$K18])" office:value-type="float"/>
          <table:table-cell table:formula="of:=MEDIAN([.$B18];[.$G18])" office:value-type="float"/>
          <table:table-cell table:formula="of:=MEDIAN([.$C18];[.$H18])" office:value-type="float"/>
          <table:table-cell table:formula="of:=MEDIAN([.$D18];[.$I18])" office:value-type="float"/>
          <table:table-cell table:formula="of:=MEDIAN([.$E18];[.$J18])" office:value-type="float"/>
          <table:table-cell table:formula="of:=MEDIAN([.$F18];[.$K18])" office:value-type="float"/>
          <table:table-cell table:formula="of:=MAX([.$B18];[.$G18])" office:value-type="float"/>
          <table:table-cell table:formula="of:=MAX([.$C18];[.$H18])" office:value-type="float"/>
          <table:table-cell table:formula="of:=MAX([.$D18];[.$I18])" office:value-type="float"/>
          <table:table-cell table:formula="of:=MAX([.$E18];[.$J18])" office:value-type="float"/>
          <table:table-cell table:formula="of:=MAX([.$F18];[.$K18])" office:value-type="float"/>
        </table:table-row>
        <table:table-row table:style-name="ro1">
          <table:table-cell office:value-type="string">
            <text:p>./randomcore50_50_3.coom</text:p>
          </table:table-cell>
          <table:table-cell office:value-type="float" office:value="4.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G19])" office:value-type="float"/>
          <table:table-cell table:formula="of:=MIN([.$C19];[.$H19])" office:value-type="float"/>
          <table:table-cell table:formula="of:=MIN([.$D19];[.$I19])" office:value-type="float"/>
          <table:table-cell table:formula="of:=MIN([.$E19];[.$J19])" office:value-type="float"/>
          <table:table-cell table:formula="of:=MIN([.$F19];[.$K19])" office:value-type="float"/>
          <table:table-cell table:formula="of:=MEDIAN([.$B19];[.$G19])" office:value-type="float"/>
          <table:table-cell table:formula="of:=MEDIAN([.$C19];[.$H19])" office:value-type="float"/>
          <table:table-cell table:formula="of:=MEDIAN([.$D19];[.$I19])" office:value-type="float"/>
          <table:table-cell table:formula="of:=MEDIAN([.$E19];[.$J19])" office:value-type="float"/>
          <table:table-cell table:formula="of:=MEDIAN([.$F19];[.$K19])" office:value-type="float"/>
          <table:table-cell table:formula="of:=MAX([.$B19];[.$G19])" office:value-type="float"/>
          <table:table-cell table:formula="of:=MAX([.$C19];[.$H19])" office:value-type="float"/>
          <table:table-cell table:formula="of:=MAX([.$D19];[.$I19])" office:value-type="float"/>
          <table:table-cell table:formula="of:=MAX([.$E19];[.$J19])" office:value-type="float"/>
          <table:table-cell table:formula="of:=MAX([.$F19];[.$K19])" office:value-type="float"/>
        </table:table-row>
        <table:table-row table:style-name="ro1">
          <table:table-cell office:value-type="string">
            <text:p>./randomcore50_50_4.coom</text:p>
          </table:table-cell>
          <table:table-cell office:value-type="float" office:value="4.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.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G20])" office:value-type="float"/>
          <table:table-cell table:formula="of:=MIN([.$C20];[.$H20])" office:value-type="float"/>
          <table:table-cell table:formula="of:=MIN([.$D20];[.$I20])" office:value-type="float"/>
          <table:table-cell table:formula="of:=MIN([.$E20];[.$J20])" office:value-type="float"/>
          <table:table-cell table:formula="of:=MIN([.$F20];[.$K20])" office:value-type="float"/>
          <table:table-cell table:formula="of:=MEDIAN([.$B20];[.$G20])" office:value-type="float"/>
          <table:table-cell table:formula="of:=MEDIAN([.$C20];[.$H20])" office:value-type="float"/>
          <table:table-cell table:formula="of:=MEDIAN([.$D20];[.$I20])" office:value-type="float"/>
          <table:table-cell table:formula="of:=MEDIAN([.$E20];[.$J20])" office:value-type="float"/>
          <table:table-cell table:formula="of:=MEDIAN([.$F20];[.$K20])" office:value-type="float"/>
          <table:table-cell table:formula="of:=MAX([.$B20];[.$G20])" office:value-type="float"/>
          <table:table-cell table:formula="of:=MAX([.$C20];[.$H20])" office:value-type="float"/>
          <table:table-cell table:formula="of:=MAX([.$D20];[.$I20])" office:value-type="float"/>
          <table:table-cell table:formula="of:=MAX([.$E20];[.$J20])" office:value-type="float"/>
          <table:table-cell table:formula="of:=MAX([.$F20];[.$K20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0])" office:value-type="float"/>
          <table:table-cell table:formula="of:=SUM([.C3:.C20])" office:value-type="float"/>
          <table:table-cell table:formula="of:=SUM([.D3:.D20])" office:value-type="float"/>
          <table:table-cell table:formula="of:=SUM([.E3:.E20])" office:value-type="float"/>
          <table:table-cell table:formula="of:=SUM([.F3:.F20])" office:value-type="float"/>
          <table:table-cell table:formula="of:=SUM([.G3:.G20])" office:value-type="float"/>
          <table:table-cell table:formula="of:=SUM([.H3:.H20])" office:value-type="float"/>
          <table:table-cell table:formula="of:=SUM([.I3:.I20])" office:value-type="float"/>
          <table:table-cell table:formula="of:=SUM([.J3:.J20])" office:value-type="float"/>
          <table:table-cell table:formula="of:=SUM([.K3:.K20])" office:value-type="float"/>
          <table:table-cell table:formula="of:=SUM([.L3:.L20])" office:value-type="float"/>
          <table:table-cell table:formula="of:=SUM([.M3:.M20])" office:value-type="float"/>
          <table:table-cell table:formula="of:=SUM([.N3:.N20])" office:value-type="float"/>
          <table:table-cell table:formula="of:=SUM([.O3:.O20])" office:value-type="float"/>
          <table:table-cell table:formula="of:=SUM([.P3:.P20])" office:value-type="float"/>
          <table:table-cell table:formula="of:=SUM([.Q3:.Q20])" office:value-type="float"/>
          <table:table-cell table:formula="of:=SUM([.R3:.R20])" office:value-type="float"/>
          <table:table-cell table:formula="of:=SUM([.S3:.S20])" office:value-type="float"/>
          <table:table-cell table:formula="of:=SUM([.T3:.T20])" office:value-type="float"/>
          <table:table-cell table:formula="of:=SUM([.U3:.U20])" office:value-type="float"/>
          <table:table-cell table:formula="of:=SUM([.V3:.V20])" office:value-type="float"/>
          <table:table-cell table:formula="of:=SUM([.W3:.W20])" office:value-type="float"/>
          <table:table-cell table:formula="of:=SUM([.X3:.X20])" office:value-type="float"/>
          <table:table-cell table:formula="of:=SUM([.Y3:.Y20])" office:value-type="float"/>
          <table:table-cell table:formula="of:=SUM([.Z3:.Z20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0])" office:value-type="float"/>
          <table:table-cell table:formula="of:=AVERAGE([.C3:.C20])" office:value-type="float"/>
          <table:table-cell table:formula="of:=AVERAGE([.D3:.D20])" office:value-type="float"/>
          <table:table-cell table:formula="of:=AVERAGE([.E3:.E20])" office:value-type="float"/>
          <table:table-cell table:formula="of:=AVERAGE([.F3:.F20])" office:value-type="float"/>
          <table:table-cell table:formula="of:=AVERAGE([.G3:.G20])" office:value-type="float"/>
          <table:table-cell table:formula="of:=AVERAGE([.H3:.H20])" office:value-type="float"/>
          <table:table-cell table:formula="of:=AVERAGE([.I3:.I20])" office:value-type="float"/>
          <table:table-cell table:formula="of:=AVERAGE([.J3:.J20])" office:value-type="float"/>
          <table:table-cell table:formula="of:=AVERAGE([.K3:.K20])" office:value-type="float"/>
          <table:table-cell table:formula="of:=AVERAGE([.L3:.L20])" office:value-type="float"/>
          <table:table-cell table:formula="of:=AVERAGE([.M3:.M20])" office:value-type="float"/>
          <table:table-cell table:formula="of:=AVERAGE([.N3:.N20])" office:value-type="float"/>
          <table:table-cell table:formula="of:=AVERAGE([.O3:.O20])" office:value-type="float"/>
          <table:table-cell table:formula="of:=AVERAGE([.P3:.P20])" office:value-type="float"/>
          <table:table-cell table:formula="of:=AVERAGE([.Q3:.Q20])" office:value-type="float"/>
          <table:table-cell table:formula="of:=AVERAGE([.R3:.R20])" office:value-type="float"/>
          <table:table-cell table:formula="of:=AVERAGE([.S3:.S20])" office:value-type="float"/>
          <table:table-cell table:formula="of:=AVERAGE([.T3:.T20])" office:value-type="float"/>
          <table:table-cell table:formula="of:=AVERAGE([.U3:.U20])" office:value-type="float"/>
          <table:table-cell table:formula="of:=AVERAGE([.V3:.V20])" office:value-type="float"/>
          <table:table-cell table:formula="of:=AVERAGE([.W3:.W20])" office:value-type="float"/>
          <table:table-cell table:formula="of:=AVERAGE([.X3:.X20])" office:value-type="float"/>
          <table:table-cell table:formula="of:=AVERAGE([.Y3:.Y20])" office:value-type="float"/>
          <table:table-cell table:formula="of:=AVERAGE([.Z3:.Z20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0])" office:value-type="float"/>
          <table:table-cell table:formula="of:=STDEV([.C3:.C20])" office:value-type="float"/>
          <table:table-cell table:formula="of:=STDEV([.D3:.D20])" office:value-type="float"/>
          <table:table-cell table:formula="of:=STDEV([.E3:.E20])" office:value-type="float"/>
          <table:table-cell table:formula="of:=STDEV([.F3:.F20])" office:value-type="float"/>
          <table:table-cell table:formula="of:=STDEV([.G3:.G20])" office:value-type="float"/>
          <table:table-cell table:formula="of:=STDEV([.H3:.H20])" office:value-type="float"/>
          <table:table-cell table:formula="of:=STDEV([.I3:.I20])" office:value-type="float"/>
          <table:table-cell table:formula="of:=STDEV([.J3:.J20])" office:value-type="float"/>
          <table:table-cell table:formula="of:=STDEV([.K3:.K20])" office:value-type="float"/>
          <table:table-cell table:formula="of:=STDEV([.L3:.L20])" office:value-type="float"/>
          <table:table-cell table:formula="of:=STDEV([.M3:.M20])" office:value-type="float"/>
          <table:table-cell table:formula="of:=STDEV([.N3:.N20])" office:value-type="float"/>
          <table:table-cell table:formula="of:=STDEV([.O3:.O20])" office:value-type="float"/>
          <table:table-cell table:formula="of:=STDEV([.P3:.P20])" office:value-type="float"/>
          <table:table-cell table:formula="of:=STDEV([.Q3:.Q20])" office:value-type="float"/>
          <table:table-cell table:formula="of:=STDEV([.R3:.R20])" office:value-type="float"/>
          <table:table-cell table:formula="of:=STDEV([.S3:.S20])" office:value-type="float"/>
          <table:table-cell table:formula="of:=STDEV([.T3:.T20])" office:value-type="float"/>
          <table:table-cell table:formula="of:=STDEV([.U3:.U20])" office:value-type="float"/>
          <table:table-cell table:formula="of:=STDEV([.V3:.V20])" office:value-type="float"/>
          <table:table-cell table:formula="of:=STDEV([.W3:.W20])" office:value-type="float"/>
          <table:table-cell table:formula="of:=STDEV([.X3:.X20])" office:value-type="float"/>
          <table:table-cell table:formula="of:=STDEV([.Y3:.Y20])" office:value-type="float"/>
          <table:table-cell table:formula="of:=STDEV([.Z3:.Z20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0]-[.$L3:.$L20])^2)^0.5" office:value-type="float"/>
          <table:table-cell table:number-matrix-columns-spanned="1" table:number-matrix-rows-spanned="1" table:formula="of:=SUM(([.C3:.C20]-[.$M3:.$M20])^2)^0.5" office:value-type="float"/>
          <table:table-cell table:number-matrix-columns-spanned="1" table:number-matrix-rows-spanned="1" table:formula="of:=SUM(([.D3:.D20]-[.$N3:.$N20])^2)^0.5" office:value-type="float"/>
          <table:table-cell table:number-matrix-columns-spanned="1" table:number-matrix-rows-spanned="1" table:formula="of:=SUM(([.E3:.E20]-[.$O3:.$O20])^2)^0.5" office:value-type="float"/>
          <table:table-cell table:number-matrix-columns-spanned="1" table:number-matrix-rows-spanned="1" table:formula="of:=SUM(([.F3:.F20]-[.$P3:.$P20])^2)^0.5" office:value-type="float"/>
          <table:table-cell table:number-matrix-columns-spanned="1" table:number-matrix-rows-spanned="1" table:formula="of:=SUM(([.G3:.G20]-[.$L3:.$L20])^2)^0.5" office:value-type="float"/>
          <table:table-cell table:number-matrix-columns-spanned="1" table:number-matrix-rows-spanned="1" table:formula="of:=SUM(([.H3:.H20]-[.$M3:.$M20])^2)^0.5" office:value-type="float"/>
          <table:table-cell table:number-matrix-columns-spanned="1" table:number-matrix-rows-spanned="1" table:formula="of:=SUM(([.I3:.I20]-[.$N3:.$N20])^2)^0.5" office:value-type="float"/>
          <table:table-cell table:number-matrix-columns-spanned="1" table:number-matrix-rows-spanned="1" table:formula="of:=SUM(([.J3:.J20]-[.$O3:.$O20])^2)^0.5" office:value-type="float"/>
          <table:table-cell table:number-matrix-columns-spanned="1" table:number-matrix-rows-spanned="1" table:formula="of:=SUM(([.K3:.K20]-[.$P3:.$P20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0]=[.$L3:.$L20])" office:value-type="float"/>
          <table:table-cell table:number-matrix-columns-spanned="1" table:number-matrix-rows-spanned="1" table:formula="of:=SUM([.C3:.C20]=[.$M3:.$M20])" office:value-type="float"/>
          <table:table-cell table:number-matrix-columns-spanned="1" table:number-matrix-rows-spanned="1" table:formula="of:=SUM([.D3:.D20]=[.$N3:.$N20])" office:value-type="float"/>
          <table:table-cell table:number-matrix-columns-spanned="1" table:number-matrix-rows-spanned="1" table:formula="of:=SUM([.E3:.E20]=[.$O3:.$O20])" office:value-type="float"/>
          <table:table-cell table:number-matrix-columns-spanned="1" table:number-matrix-rows-spanned="1" table:formula="of:=SUM([.F3:.F20]=[.$P3:.$P20])" office:value-type="float"/>
          <table:table-cell table:number-matrix-columns-spanned="1" table:number-matrix-rows-spanned="1" table:formula="of:=SUM([.G3:.G20]=[.$L3:.$L20])" office:value-type="float"/>
          <table:table-cell table:number-matrix-columns-spanned="1" table:number-matrix-rows-spanned="1" table:formula="of:=SUM([.H3:.H20]=[.$M3:.$M20])" office:value-type="float"/>
          <table:table-cell table:number-matrix-columns-spanned="1" table:number-matrix-rows-spanned="1" table:formula="of:=SUM([.I3:.I20]=[.$N3:.$N20])" office:value-type="float"/>
          <table:table-cell table:number-matrix-columns-spanned="1" table:number-matrix-rows-spanned="1" table:formula="of:=SUM([.J3:.J20]=[.$O3:.$O20])" office:value-type="float"/>
          <table:table-cell table:number-matrix-columns-spanned="1" table:number-matrix-rows-spanned="1" table:formula="of:=SUM([.K3:.K20]=[.$P3:.$P20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0]&lt;[.$Q3:.$Q20])" office:value-type="float"/>
          <table:table-cell table:number-matrix-columns-spanned="1" table:number-matrix-rows-spanned="1" table:formula="of:=SUM([.C3:.C20]&lt;[.$R3:.$R20])" office:value-type="float"/>
          <table:table-cell table:number-matrix-columns-spanned="1" table:number-matrix-rows-spanned="1" table:formula="of:=SUM([.D3:.D20]&lt;[.$S3:.$S20])" office:value-type="float"/>
          <table:table-cell table:number-matrix-columns-spanned="1" table:number-matrix-rows-spanned="1" table:formula="of:=SUM([.E3:.E20]&lt;[.$T3:.$T20])" office:value-type="float"/>
          <table:table-cell table:number-matrix-columns-spanned="1" table:number-matrix-rows-spanned="1" table:formula="of:=SUM([.F3:.F20]&lt;[.$U3:.$U20])" office:value-type="float"/>
          <table:table-cell table:number-matrix-columns-spanned="1" table:number-matrix-rows-spanned="1" table:formula="of:=SUM([.G3:.G20]&lt;[.$Q3:.$Q20])" office:value-type="float"/>
          <table:table-cell table:number-matrix-columns-spanned="1" table:number-matrix-rows-spanned="1" table:formula="of:=SUM([.H3:.H20]&lt;[.$R3:.$R20])" office:value-type="float"/>
          <table:table-cell table:number-matrix-columns-spanned="1" table:number-matrix-rows-spanned="1" table:formula="of:=SUM([.I3:.I20]&lt;[.$S3:.$S20])" office:value-type="float"/>
          <table:table-cell table:number-matrix-columns-spanned="1" table:number-matrix-rows-spanned="1" table:formula="of:=SUM([.J3:.J20]&lt;[.$T3:.$T20])" office:value-type="float"/>
          <table:table-cell table:number-matrix-columns-spanned="1" table:number-matrix-rows-spanned="1" table:formula="of:=SUM([.K3:.K20]&lt;[.$U3:.$U20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0]&gt;[.$Q3:.$Q20])" office:value-type="float"/>
          <table:table-cell table:number-matrix-columns-spanned="1" table:number-matrix-rows-spanned="1" table:formula="of:=SUM([.C3:.C20]&gt;[.$R3:.$R20])" office:value-type="float"/>
          <table:table-cell table:number-matrix-columns-spanned="1" table:number-matrix-rows-spanned="1" table:formula="of:=SUM([.D3:.D20]&gt;[.$S3:.$S20])" office:value-type="float"/>
          <table:table-cell table:number-matrix-columns-spanned="1" table:number-matrix-rows-spanned="1" table:formula="of:=SUM([.E3:.E20]&gt;[.$T3:.$T20])" office:value-type="float"/>
          <table:table-cell table:number-matrix-columns-spanned="1" table:number-matrix-rows-spanned="1" table:formula="of:=SUM([.F3:.F20]&gt;[.$U3:.$U20])" office:value-type="float"/>
          <table:table-cell table:number-matrix-columns-spanned="1" table:number-matrix-rows-spanned="1" table:formula="of:=SUM([.G3:.G20]&gt;[.$Q3:.$Q20])" office:value-type="float"/>
          <table:table-cell table:number-matrix-columns-spanned="1" table:number-matrix-rows-spanned="1" table:formula="of:=SUM([.H3:.H20]&gt;[.$R3:.$R20])" office:value-type="float"/>
          <table:table-cell table:number-matrix-columns-spanned="1" table:number-matrix-rows-spanned="1" table:formula="of:=SUM([.I3:.I20]&gt;[.$S3:.$S20])" office:value-type="float"/>
          <table:table-cell table:number-matrix-columns-spanned="1" table:number-matrix-rows-spanned="1" table:formula="of:=SUM([.J3:.J20]&gt;[.$T3:.$T20])" office:value-type="float"/>
          <table:table-cell table:number-matrix-columns-spanned="1" table:number-matrix-rows-spanned="1" table:formula="of:=SUM([.K3:.K20]&gt;[.$U3:.$U20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0]=[.$V3:.$V20])" office:value-type="float"/>
          <table:table-cell table:number-matrix-columns-spanned="1" table:number-matrix-rows-spanned="1" table:formula="of:=SUM([.C3:.C20]=[.$W3:.$W20])" office:value-type="float"/>
          <table:table-cell table:number-matrix-columns-spanned="1" table:number-matrix-rows-spanned="1" table:formula="of:=SUM([.D3:.D20]=[.$X3:.$X20])" office:value-type="float"/>
          <table:table-cell table:number-matrix-columns-spanned="1" table:number-matrix-rows-spanned="1" table:formula="of:=SUM([.E3:.E20]=[.$Y3:.$Y20])" office:value-type="float"/>
          <table:table-cell table:number-matrix-columns-spanned="1" table:number-matrix-rows-spanned="1" table:formula="of:=SUM([.F3:.F20]=[.$Z3:.$Z20])" office:value-type="float"/>
          <table:table-cell table:number-matrix-columns-spanned="1" table:number-matrix-rows-spanned="1" table:formula="of:=SUM([.G3:.G20]=[.$V3:.$V20])" office:value-type="float"/>
          <table:table-cell table:number-matrix-columns-spanned="1" table:number-matrix-rows-spanned="1" table:formula="of:=SUM([.H3:.H20]=[.$W3:.$W20])" office:value-type="float"/>
          <table:table-cell table:number-matrix-columns-spanned="1" table:number-matrix-rows-spanned="1" table:formula="of:=SUM([.I3:.I20]=[.$X3:.$X20])" office:value-type="float"/>
          <table:table-cell table:number-matrix-columns-spanned="1" table:number-matrix-rows-spanned="1" table:formula="of:=SUM([.J3:.J20]=[.$Y3:.$Y20])" office:value-type="float"/>
          <table:table-cell table:number-matrix-columns-spanned="1" table:number-matrix-rows-spanned="1" table:formula="of:=SUM([.K3:.K20]=[.$Z3:.$Z20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20])" office:value-type="float"/>
          <table:table-cell table:formula="of:=AVERAGE([Instances.C3:Instances.C20])" office:value-type="float"/>
          <table:table-cell table:formula="of:=SUM([Instances.D3:Instances.D20])" office:value-type="float"/>
          <table:table-cell table:formula="of:=AVERAGE([Instances.E3:Instances.E20])" office:value-type="float"/>
          <table:table-cell table:formula="of:=AVERAGE([Instances.F3:Instances.F20])" office:value-type="float"/>
          <table:table-cell table:formula="of:=AVERAGE([Instances.G3:Instances.G20])" office:value-type="float"/>
          <table:table-cell table:formula="of:=AVERAGE([Instances.H3:Instances.H20])" office:value-type="float"/>
          <table:table-cell table:formula="of:=SUM([Instances.I3:Instances.I20])" office:value-type="float"/>
          <table:table-cell table:formula="of:=AVERAGE([Instances.J3:Instances.J20])" office:value-type="float"/>
          <table:table-cell table:formula="of:=AVERAGE([Instances.K3:Instances.K20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